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Kinetic Energy</text:span><text:bookmark text:name="_GoBack"/></text:p>
      <text:p text:style-name="P1">With us of a function, user will be asked to provide or input mass and velocity of the object to calculate its kinetic energy.</text:p>
      <text:p text:style-name="Standard"/>
      <text:p text:style-name="Standard"><text:span text:style-name="T1">Module main ()</text:span></text:p>
      <text:p text:style-name="P2"><text:span text:style-name="T1">Declare Real mass, velocity, energy</text:span></text:p>
      <text:p text:style-name="P2"><text:span text:style-name="T1">Display “Please enter the mass of the object in kilogram units.”</text:span></text:p>
      <text:p text:style-name="P2"><text:span text:style-name="T1">Input mass</text:span></text:p>
      <text:p text:style-name="P2"><text:span text:style-name="T1">Display “Please enter the velocity of the object in units of meters per second.”</text:span></text:p>
      <text:p text:style-name="P2"><text:span text:style-name="T1">Input velocity</text:span></text:p>
      <text:p text:style-name="P2"><text:span text:style-name="T1">Set energy = kineticEnergy (mass, velocity)</text:span></text:p>
      <text:p text:style-name="Standard"><text:span text:style-name="T1"><text:tab/>Display “The kinetic energy of this object is ” ,energy, “.”</text:span></text:p>
      <text:p text:style-name="Standard"><text:span text:style-name="T1">End Module</text:span></text:p>
      <text:p text:style-name="P1"/>
      <text:p text:style-name="Standard"><text:span text:style-name="T1">Function Real kineticEnergy(Real mass, Real velocity)</text:span></text:p>
      <text:p text:style-name="P2"><text:span text:style-name="T1">Declare Real Kenergy</text:span></text:p>
      <text:p text:style-name="P2"><text:span text:style-name="T1">Kenergy = 0.5 * mass * velocity ^ 2 </text:span></text:p>
      <text:p text:style-name="P2"><text:span text:style-name="T1">Return Kenergy</text:span></text:p>
      <text:p text:style-name="Standard"><text:span text:style-name="T1">End 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s, Michal K</meta:initial-creator>
    <meta:editing-cycles>4</meta:editing-cycles>
    <meta:creation-date>2014-03-01T15:20:00</meta:creation-date>
    <dc:date>2017-06-13T11:16:54.99</dc:date>
    <meta:editing-duration>PT17S</meta:editing-duration>
    <meta:generator>OpenOffice/4.1.3$Win32 OpenOffice.org_project/413m1$Build-9783</meta:generator>
    <meta:document-statistic meta:table-count="0" meta:image-count="0" meta:object-count="0" meta:page-count="1" meta:paragraph-count="16" meta:word-count="104" meta:character-count="606"/>
    <meta:user-defined meta:name="AppVersion">15.0000</meta:user-defined>
    <meta:user-defined meta:name="Company">Palm Bea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